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22.313cm"/>
    </style:style>
    <style:style style:name="gr2" style:family="graphic" style:parent-style-name="standard">
      <style:graphic-properties svg:stroke-width="0.028cm" draw:marker-start-width="0.242cm" draw:marker-end-width="0.242cm" draw:fill="none" draw:fill-color="#729fcf" draw:textarea-vertical-align="middle" draw:auto-grow-height="false" fo:min-height="1.008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/>
    </style:style>
    <style:style style:name="gr4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4.222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536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5cm" fo:min-width="0cm"/>
    </style:style>
    <style:style style:name="gr8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9.594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3cm" fo:min-width="3.8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4.137cm"/>
    </style:style>
    <style:style style:name="gr11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3.941cm" fo:min-width="0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9pt" fo:font-weight="bold" style:font-size-asian="29pt" style:font-weight-asian="bold" style:font-size-complex="29pt" style:font-weight-complex="bold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9pt" fo:font-weight="bold" style:font-size-asian="29pt" style:font-weight-asian="bold" style:font-size-complex="2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638cm" svg:height="1.778cm" svg:x="0.492cm" svg:y="4.988cm">
          <draw:text-box>
            <text:p text:style-name="P1"><text:span text:style-name="T1">self@movement:x?server_storage=FALSE{ANY,100}</text:span></text:p>
          </draw:text-box>
        </draw:frame>
        <draw:custom-shape draw:style-name="gr2" draw:text-style-name="P3" draw:layer="layout" svg:width="0.635cm" svg:height="1.356cm" draw:transform="rotate (1.5707963267949) translate (0.873cm 7.14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.898cm" svg:height="1.589cm" svg:x="0.134cm" svg:y="7.274cm">
          <draw:text-box>
            <text:p>Location</text:p>
          </draw:text-box>
        </draw:frame>
        <draw:custom-shape draw:style-name="gr4" draw:text-style-name="P5" draw:layer="layout" svg:width="0.975cm" svg:height="4.746cm" draw:transform="rotate (-1.5706217938697) translate (8.112cm 4.6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3.377cm" svg:height="1.081cm" svg:x="4.429cm" svg:y="3.464cm">
          <draw:text-box>
            <text:p>Sensor</text:p>
          </draw:text-box>
        </draw:frame>
        <draw:custom-shape draw:style-name="gr6" draw:text-style-name="P5" draw:layer="layout" svg:width="0.507cm" svg:height="0.858cm" draw:transform="skewX (-0.00226892802759263) rotate (1.59505640339762) translate (8.397cm 7.0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4" draw:layer="layout" svg:width="4.687cm" svg:height="1.695cm" svg:x="6.969cm" svg:y="7.274cm">
          <draw:text-box>
            <text:p>Value Path</text:p>
          </draw:text-box>
        </draw:frame>
        <draw:custom-shape draw:style-name="gr8" draw:text-style-name="P5" draw:layer="layout" svg:width="0.848cm" svg:height="10.414cm" draw:transform="rotate (-1.5706217938697) translate (19.923cm 4.6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5.783cm" svg:height="1.443cm" svg:x="12.108cm" svg:y="3.418cm">
          <draw:text-box>
            <text:p>Configuration</text:p>
          </draw:text-box>
        </draw:frame>
        <draw:frame draw:style-name="gr10" draw:text-style-name="P4" draw:layer="layout" svg:width="4.637cm" svg:height="2.17cm" svg:x="20.239cm" svg:y="7.401cm">
          <draw:text-box>
            <text:p>Evaluation</text:p>
            <text:p>Options</text:p>
          </draw:text-box>
        </draw:frame>
        <draw:custom-shape draw:style-name="gr11" draw:text-style-name="P5" draw:layer="layout" svg:width="0.806cm" svg:height="4.451cm" draw:transform="rotate (1.5707963267949) translate (20.05cm 7.401cm)">
          <text:p/>
          <draw:enhanced-geometry svg:viewBox="0 0 21600 21600" draw:glue-points="21600 0 0 10800 21600 21600" draw:text-areas="13800 ?f9 21600 ?f10" draw:type="left-brace" draw:modifiers="1800 10831.12391930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067cm" fo:margin-bottom="2.428cm" fo:margin-left="1cm" fo:margin-right="1cm" fo:page-width="25.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5:03:20.099788220</meta:creation-date>
    <dc:date>2016-07-01T15:59:56.459133663</dc:date>
    <meta:editing-duration>PT4M8S</meta:editing-duration>
    <meta:editing-cycles>4</meta:editing-cycles>
    <meta:generator>LibreOffice/5.0.6.3$Linux_X86_64 LibreOffice_project/00m0$Build-3</meta:generator>
    <meta:document-statistic meta:object-count="11"/>
  </office:meta>
</office:document-meta>
</file>